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B000002329F0C3FA775BE278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>
      <loext:graphic-properties draw:fill-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000000" draw:textarea-horizontal-align="justify" draw:textarea-vertical-align="middle" draw:auto-grow-height="false" fo:min-height="111.87mm" fo:min-width="47.03m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136.15mm" svg:y="-10mm" svg:width="122.71mm" svg:height="190.01mm" draw:z-index="0"><draw:image xlink:href="Pictures/100000010000016B000002329F0C3FA775BE278E.png" xlink:type="simple" xlink:show="embed" xlink:actuate="onLoad" draw:mime-type="image/png"/></draw:frame><draw:custom-shape text:anchor-type="paragraph" draw:z-index="1" draw:name="Forme 1" draw:style-name="gr1" draw:text-style-name="P1" svg:width="94.04mm" svg:height="127.82mm" svg:x="12.68mm" svg:y="21.78mm"><text:p/><draw:enhanced-geometry svg:viewBox="0 0 21600 21600" draw:text-areas="?f0 ?f7 ?f2 21600" draw:type="up-arrow" draw:modifiers="5573.61666896647 7761.7404351087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 Brocas</meta:initial-creator>
    <meta:creation-date>2018-07-02T10:32:06.887452487</meta:creation-date>
    <dc:date>2023-07-02T10:25:54.272365236</dc:date>
    <meta:editing-duration>PT8M31S</meta:editing-duration>
    <meta:editing-cycles>5</meta:editing-cycles>
    <meta:generator>LibreOffice/7.4.5.1$Linux_X86_64 LibreOffice_project/40$Build-1</meta:generator>
    <dc:creator>Philippe Teuwen</dc:creator>
    <meta:document-statistic meta:table-count="0" meta:image-count="1" meta:object-count="0" meta:page-count="1" meta:paragraph-count="0" meta:word-count="0" meta:character-count="0" meta:non-whitespace-character-count="0"/>
  </office:meta>
</office:document-meta>
</file>